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5C6CC9B08A21582D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8.554cm, 3.045cm, 13.481cm, 8.222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018cm" svg:height="22.188cm" svg:x="0.991cm" svg:y="2.191cm">
          <draw:image xlink:href="Pictures/10000000000005E8000007E05C6CC9B08A21582D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2-12-16T15:42:37.233130318</dc:date>
    <meta:editing-duration>PT3M42S</meta:editing-duration>
    <meta:editing-cycles>6</meta:editing-cycles>
    <meta:generator>LibreOffice/7.4.3.2$MacOSX_AARCH64 LibreOffice_project/1048a8393ae2eeec98dff31b5c133c5f1d08b890</meta:generator>
    <meta:document-statistic meta:object-count="1"/>
  </office:meta>
</office:document-meta>
</file>